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2" draw:id="id2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rebase</text:p>
          </draw:text-box>
        </draw:frame>
        <draw:connector draw:style-name="gr6" draw:text-style-name="P4" draw:layer="layout" draw:type="line" svg:x1="11.097cm" svg:y1="4.432cm" svg:x2="11.097cm" svg:y2="3.035cm" draw:start-shape="id1" draw:start-glue-point="4" draw:end-shape="id2" draw:end-glue-point="8" svg:d="M11097 4432v-1397" svg:viewBox="0 0 1 1398">
          <text:p/>
        </draw:connector>
        <draw:custom-shape draw:style-name="gr2" draw:text-style-name="P1" xml:id="id6" draw:id="id6" draw:layer="layout" svg:width="1.651cm" svg:height="1.651cm" svg:x="10.269cm" svg:y="11.16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3" draw:start-glue-point="4" draw:end-shape="id4" draw:end-glue-point="8" svg:d="M11097 4432v-1397" svg:viewBox="0 0 1 1398">
          <text:p/>
        </draw:connector>
        <draw:custom-shape draw:style-name="gr3" draw:text-style-name="P1" xml:id="id10" draw:id="id10" draw:layer="layout" svg:width="2.54cm" svg:height="0.889cm" svg:x="21.574cm" svg:y="11.66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67cm" svg:height="1.524cm" svg:x="5.699cm" svg:y="11.28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366cm" svg:y1="12.049cm" svg:x2="10.269cm" svg:y2="11.986cm" draw:start-shape="id5" draw:start-glue-point="1" draw:end-shape="id6" draw:end-glue-point="6" svg:d="M8366 12049l1903-63" svg:viewBox="0 0 1904 64">
          <text:p/>
        </draw:connector>
        <draw:custom-shape draw:style-name="gr2" draw:text-style-name="P1" xml:id="id7" draw:id="id7" draw:layer="layout" svg:width="1.651cm" svg:height="1.651cm" svg:x="10.269cm" svg:y="8.112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8.112cm" svg:x2="11.097cm" svg:y2="6.083cm" draw:start-shape="id7" draw:start-glue-point="4" draw:end-shape="id3" draw:end-glue-point="8" svg:d="M11095 8112l2-2029" svg:viewBox="0 0 3 2030">
          <text:p/>
        </draw:connector>
        <draw:connector draw:style-name="gr7" draw:text-style-name="P4" draw:layer="layout" draw:type="line" svg:x1="11.095cm" svg:y1="11.16cm" svg:x2="11.095cm" svg:y2="9.763cm" draw:start-shape="id6" draw:start-glue-point="4" draw:end-shape="id7" draw:end-glue-point="8" svg:d="M11095 11160v-1397" svg:viewBox="0 0 1 1398">
          <text:p/>
        </draw:connector>
        <draw:custom-shape draw:style-name="gr2" draw:text-style-name="P1" xml:id="id8" draw:id="id8" draw:layer="layout" svg:width="1.651cm" svg:height="1.651cm" svg:x="13.954cm" svg:y="11.16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5cm" svg:y1="11.401cm" svg:x2="11.679cm" svg:y2="9.522cm" draw:start-shape="id8" draw:start-glue-point="5" draw:end-shape="id7" draw:end-glue-point="9" svg:d="M14195 11401l-2516-1879" svg:viewBox="0 0 2517 1880">
          <text:p/>
        </draw:connector>
        <draw:custom-shape draw:style-name="gr4" draw:text-style-name="P1" xml:id="id9" draw:id="id9" draw:layer="layout" svg:width="2.667cm" svg:height="1.524cm" svg:x="17.383cm" svg:y="11.287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383cm" svg:y1="12.049cm" svg:x2="15.605cm" svg:y2="11.986cm" draw:start-shape="id9" draw:start-glue-point="3" draw:end-shape="id8" draw:end-glue-point="10" svg:d="M17383 12049l-1778-63" svg:viewBox="0 0 1779 64">
          <text:p/>
        </draw:connector>
        <draw:connector draw:style-name="gr7" draw:text-style-name="P4" draw:layer="layout" draw:type="line" svg:x1="21.574cm" svg:y1="12.112cm" svg:x2="20.05cm" svg:y2="12.049cm" draw:start-shape="id10" draw:start-glue-point="3" draw:end-shape="id9" draw:end-glue-point="1" svg:d="M21574 12112l-1524-63" svg:viewBox="0 0 1525 64">
          <text:p/>
        </draw:connector>
      </draw:page>
      <draw:page draw:name="branching after the fact" draw:style-name="dp1" draw:master-page-name="Default">
        <draw:custom-shape draw:style-name="gr1" draw:text-style-name="P1" xml:id="id12" draw:id="id12" draw:layer="layout" svg:width="0.635cm" svg:height="0.635cm" svg:x="10.019cm" svg:y="2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651cm" svg:height="1.651cm" svg:x="9.511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4.867cm" svg:height="0.962cm" svg:x="1.002cm" svg:y="1.059cm">
          <draw:text-box>
            <text:p>git pull --rebase</text:p>
          </draw:text-box>
        </draw:frame>
        <draw:connector draw:style-name="gr6" draw:text-style-name="P4" draw:layer="layout" draw:type="line" svg:x1="10.337cm" svg:y1="4.434cm" svg:x2="10.337cm" svg:y2="3.037cm" draw:start-shape="id11" draw:start-glue-point="4" draw:end-shape="id12" draw:end-glue-point="8" svg:d="M10337 4434v-1397" svg:viewBox="0 0 1 1398">
          <text:p/>
        </draw:connector>
        <draw:custom-shape draw:style-name="gr1" draw:text-style-name="P1" xml:id="id14" draw:id="id14" draw:layer="layout" svg:width="0.635cm" svg:height="0.635cm" svg:x="10.019cm" svg:y="2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651cm" svg:height="1.651cm" svg:x="9.511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4cm" svg:x2="10.337cm" svg:y2="3.037cm" draw:start-shape="id13" draw:start-glue-point="4" draw:end-shape="id14" draw:end-glue-point="8" svg:d="M10337 4434v-1397" svg:viewBox="0 0 1 1398">
          <text:p/>
        </draw:connector>
        <draw:custom-shape draw:style-name="gr3" draw:text-style-name="P1" xml:id="id17" draw:id="id17" draw:layer="layout" svg:width="2.54cm" svg:height="0.889cm" svg:x="2.144cm" svg:y="8.116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" draw:id="id16" draw:layer="layout" svg:width="2.667cm" svg:height="1.524cm" svg:x="5.954cm" svg:y="7.86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1.651cm" svg:height="1.651cm" svg:x="9.51cm" svg:y="7.735cm">
          <text:p text:style-name="P2">4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0.336cm" svg:y1="7.735cm" svg:x2="10.337cm" svg:y2="6.085cm" draw:start-shape="id15" draw:start-glue-point="4" draw:end-shape="id13" draw:end-glue-point="8" svg:d="M10336 7735l1-1650" svg:viewBox="0 0 2 1651">
          <text:p/>
        </draw:connector>
        <draw:connector draw:style-name="gr7" draw:text-style-name="P4" draw:layer="layout" draw:type="line" svg:x1="8.621cm" svg:y1="8.624cm" svg:x2="9.51cm" svg:y2="8.561cm" draw:start-shape="id16" draw:start-glue-point="1" draw:end-shape="id15" draw:end-glue-point="6" svg:d="M8621 8624l889-63" svg:viewBox="0 0 890 64">
          <text:p/>
        </draw:connector>
        <draw:connector draw:style-name="gr7" draw:text-style-name="P4" draw:layer="layout" draw:type="line" svg:x1="4.684cm" svg:y1="8.56cm" svg:x2="5.954cm" svg:y2="8.624cm" draw:start-shape="id17" draw:start-glue-point="1" draw:end-shape="id16" draw:end-glue-point="3" svg:d="M4684 8560l1270 64" svg:viewBox="0 0 1271 65">
          <text:p/>
        </draw:connector>
        <draw:frame draw:style-name="gr9" draw:text-style-name="P3" draw:layer="layout" svg:width="4.553cm" svg:height="0.962cm" svg:x="8.258cm" svg:y="1.256cm">
          <draw:text-box>
            <text:p>your computer</text:p>
          </draw:text-box>
        </draw:frame>
        <draw:frame draw:style-name="gr10" draw:text-style-name="P3" draw:layer="layout" svg:width="2.475cm" svg:height="0.962cm" svg:x="23.925cm" svg:y="1.51cm">
          <draw:text-box>
            <text:p>origin</text:p>
          </draw:text-box>
        </draw:frame>
        <draw:custom-shape draw:style-name="gr1" draw:text-style-name="P1" xml:id="id19" draw:id="id19" draw:layer="layout" svg:width="0.635cm" svg:height="0.635cm" svg:x="24.942cm" svg:y="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1.651cm" svg:height="1.651cm" svg:x="24.434cm" svg:y="4.88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6cm" svg:x2="25.26cm" svg:y2="3.489cm" draw:start-shape="id18" draw:start-glue-point="4" draw:end-shape="id19" draw:end-glue-point="8" svg:d="M25260 4886v-1397" svg:viewBox="0 0 1 1398">
          <text:p/>
        </draw:connector>
        <draw:custom-shape draw:style-name="gr1" draw:text-style-name="P1" xml:id="id21" draw:id="id21" draw:layer="layout" svg:width="0.635cm" svg:height="0.635cm" svg:x="24.942cm" svg:y="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651cm" svg:height="1.651cm" svg:x="24.434cm" svg:y="4.88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6cm" svg:x2="25.26cm" svg:y2="3.489cm" draw:start-shape="id20" draw:start-glue-point="4" draw:end-shape="id21" draw:end-glue-point="8" svg:d="M25260 4886v-1397" svg:viewBox="0 0 1 1398">
          <text:p/>
        </draw:connector>
        <draw:custom-shape draw:style-name="gr4" draw:text-style-name="P1" xml:id="id23" draw:id="id23" draw:layer="layout" svg:width="2.667cm" svg:height="1.524cm" svg:x="20.877cm" svg:y="8.31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2" draw:id="id22" draw:layer="layout" svg:width="1.651cm" svg:height="1.651cm" svg:x="24.433cm" svg:y="8.187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25.259cm" svg:y1="8.187cm" svg:x2="25.26cm" svg:y2="6.537cm" draw:start-shape="id22" draw:start-glue-point="4" draw:end-shape="id20" draw:end-glue-point="8" svg:d="M25259 8187l1-1650" svg:viewBox="0 0 2 1651">
          <text:p/>
        </draw:connector>
        <draw:connector draw:style-name="gr7" draw:text-style-name="P4" draw:layer="layout" draw:type="line" svg:x1="23.544cm" svg:y1="9.076cm" svg:x2="24.433cm" svg:y2="9.013cm" draw:start-shape="id23" draw:start-glue-point="1" draw:end-shape="id22" draw:end-glue-point="6" svg:d="M23544 9076l889-63" svg:viewBox="0 0 890 64">
          <text:p/>
        </draw:connector>
        <draw:custom-shape draw:style-name="gr4" draw:text-style-name="P1" xml:id="id24" draw:id="id24" draw:layer="layout" svg:width="2.667cm" svg:height="1.524cm" svg:x="12.811cm" svg:y="4.429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2.811cm" svg:y1="5.191cm" svg:x2="11.162cm" svg:y2="5.26cm" draw:start-shape="id24" draw:start-glue-point="3" draw:end-shape="id13" draw:end-glue-point="10" svg:d="M12811 5191l-1649 69" svg:viewBox="0 0 1650 70">
          <text:p/>
        </draw:connector>
      </draw:page>
      <draw:page draw:name="page4" draw:style-name="dp1" draw:master-page-name="Default">
        <draw:custom-shape draw:style-name="gr1" draw:text-style-name="P1" xml:id="id26" draw:id="id26" draw:layer="layout" svg:width="0.635cm" svg:height="0.635cm" svg:x="10.78cm" svg:y="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1.651cm" svg:height="1.651cm" svg:x="10.272cm" svg:y="4.43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3cm" svg:y="1.058cm">
          <draw:text-box>
            <text:p>git cherry pick</text:p>
          </draw:text-box>
        </draw:frame>
        <draw:connector draw:style-name="gr6" draw:text-style-name="P4" draw:layer="layout" draw:type="line" svg:x1="11.098cm" svg:y1="4.433cm" svg:x2="11.098cm" svg:y2="3.036cm" draw:start-shape="id25" draw:start-glue-point="4" draw:end-shape="id26" draw:end-glue-point="8" svg:d="M11098 4433v-1397" svg:viewBox="0 0 1 1398">
          <text:p/>
        </draw:connector>
        <draw:custom-shape draw:style-name="gr2" draw:text-style-name="P1" xml:id="id32" draw:id="id32" draw:layer="layout" svg:width="1.651cm" svg:height="1.651cm" svg:x="10.27cm" svg:y="11.161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635cm" svg:height="0.635cm" svg:x="10.78cm" svg:y="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.651cm" svg:height="1.651cm" svg:x="10.272cm" svg:y="4.43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3cm" svg:x2="11.098cm" svg:y2="3.036cm" draw:start-shape="id27" draw:start-glue-point="4" draw:end-shape="id28" draw:end-glue-point="8" svg:d="M11098 4433v-1397" svg:viewBox="0 0 1 1398">
          <text:p/>
        </draw:connector>
        <draw:custom-shape draw:style-name="gr3" draw:text-style-name="P1" xml:id="id36" draw:id="id36" draw:layer="layout" svg:width="2.54cm" svg:height="0.889cm" svg:x="1.635cm" svg:y="14.58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9" draw:id="id29" draw:layer="layout" svg:width="2.667cm" svg:height="1.524cm" svg:x="5.446cm" svg:y="14.20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113cm" svg:y1="14.97cm" svg:x2="10.398cm" svg:y2="14.907cm" draw:start-shape="id29" draw:start-glue-point="1" draw:end-shape="id30" draw:end-glue-point="6" svg:d="M8113 14970l2285-63" svg:viewBox="0 0 2286 64">
          <text:p/>
        </draw:connector>
        <draw:custom-shape draw:style-name="gr2" draw:text-style-name="P1" xml:id="id31" draw:id="id31" draw:layer="layout" svg:width="1.651cm" svg:height="1.651cm" svg:x="10.27cm" svg:y="8.113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8.113cm" svg:x2="11.098cm" svg:y2="6.084cm" draw:start-shape="id31" draw:start-glue-point="4" draw:end-shape="id27" draw:end-glue-point="8" svg:d="M11096 8113l2-2029" svg:viewBox="0 0 3 2030">
          <text:p/>
        </draw:connector>
        <draw:connector draw:style-name="gr7" draw:text-style-name="P4" draw:layer="layout" draw:type="line" svg:x1="11.096cm" svg:y1="11.161cm" svg:x2="11.096cm" svg:y2="9.764cm" draw:start-shape="id32" draw:start-glue-point="4" draw:end-shape="id31" draw:end-glue-point="8" svg:d="M11096 11161v-1397" svg:viewBox="0 0 1 1398">
          <text:p/>
        </draw:connector>
        <draw:custom-shape draw:style-name="gr2" draw:text-style-name="P1" xml:id="id33" draw:id="id33" draw:layer="layout" svg:width="1.651cm" svg:height="1.651cm" svg:x="13.955cm" svg:y="11.161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6cm" svg:y1="11.402cm" svg:x2="11.68cm" svg:y2="9.523cm" draw:start-shape="id33" draw:start-glue-point="5" draw:end-shape="id31" draw:end-glue-point="9" svg:d="M14196 11402l-2516-1879" svg:viewBox="0 0 2517 1880">
          <text:p/>
        </draw:connector>
        <draw:custom-shape draw:style-name="gr4" draw:text-style-name="P1" xml:id="id34" draw:id="id34" draw:layer="layout" svg:width="2.667cm" svg:height="1.524cm" svg:x="17.51cm" svg:y="13.827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51cm" svg:y1="14.589cm" svg:x2="15.605cm" svg:y2="14.653cm" draw:start-shape="id34" draw:start-glue-point="3" draw:end-shape="id35" draw:end-glue-point="10" svg:d="M17510 14589l-1905 64" svg:viewBox="0 0 1906 65">
          <text:p/>
        </draw:connector>
        <draw:connector draw:style-name="gr7" draw:text-style-name="P4" draw:layer="layout" draw:type="line" svg:x1="4.175cm" svg:y1="15.032cm" svg:x2="5.446cm" svg:y2="14.97cm" draw:start-shape="id36" draw:start-glue-point="1" draw:end-shape="id29" draw:end-glue-point="3" svg:d="M4175 15032l1271-62" svg:viewBox="0 0 1272 63">
          <text:p/>
        </draw:connector>
        <draw:custom-shape draw:style-name="gr2" draw:text-style-name="P1" xml:id="id35" draw:id="id35" draw:layer="layout" svg:width="1.651cm" svg:height="1.651cm" svg:x="13.954cm" svg:y="13.827cm">
          <text:p text:style-name="P2">8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78cm" svg:y1="13.827cm" svg:x2="14.781cm" svg:y2="12.812cm" draw:start-shape="id35" draw:start-glue-point="4" draw:end-shape="id33" draw:end-glue-point="8" svg:d="M14780 13827l1-1015" svg:viewBox="0 0 2 1016">
          <text:p/>
        </draw:connector>
        <draw:custom-shape draw:style-name="gr2" draw:text-style-name="P1" xml:id="id30" draw:id="id30" draw:layer="layout" svg:width="1.651cm" svg:height="1.651cm" svg:x="10.398cm" svg:y="14.081cm">
          <text:p text:style-name="P2">7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224cm" svg:y1="14.081cm" svg:x2="11.096cm" svg:y2="12.812cm" draw:start-shape="id30" draw:start-glue-point="4" draw:end-shape="id32" draw:end-glue-point="8" svg:d="M11224 14081l-128-1269" svg:viewBox="0 0 129 127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14T11:36:35.907809485</dc:date>
    <meta:editing-duration>PT1H48M40S</meta:editing-duration>
    <meta:editing-cycles>27</meta:editing-cycles>
    <meta:generator>LibreOffice/6.4.3.2$MacOSX_X86_64 LibreOffice_project/747b5d0ebf89f41c860ec2a39efd7cb15b54f2d8</meta:generator>
    <meta:document-statistic meta:object-count="78"/>
  </office:meta>
</office:document-meta>
</file>